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de_20_Explanation">
      <style:text-properties officeooo:rsid="0009d595" officeooo:paragraph-rsid="0009d595"/>
    </style:style>
    <style:style style:name="P2" style:family="paragraph" style:parent-style-name="Code_20_Explanation">
      <style:paragraph-properties fo:text-align="start" style:justify-single-word="false">
        <style:tab-stops/>
      </style:paragraph-properties>
      <style:text-properties fo:font-style="normal" fo:font-weight="normal" officeooo:rsid="000e4501" officeooo:paragraph-rsid="000e4501" style:font-style-asian="normal" style:font-weight-asian="normal" style:font-style-complex="normal" style:font-weight-complex="normal"/>
    </style:style>
    <style:style style:name="P3" style:family="paragraph" style:parent-style-name="Code_20_Explanation">
      <style:paragraph-properties fo:text-align="start" style:justify-single-word="false">
        <style:tab-stops/>
      </style:paragraph-properties>
      <style:text-properties fo:font-style="normal" fo:font-weight="normal" officeooo:rsid="001157d2" officeooo:paragraph-rsid="001157d2" style:font-style-asian="normal" style:font-weight-asian="normal" style:font-style-complex="normal" style:font-weight-complex="normal"/>
    </style:style>
    <style:style style:name="P4" style:family="paragraph" style:parent-style-name="Code_20_Explanation">
      <style:paragraph-properties fo:text-align="start" style:justify-single-word="false">
        <style:tab-stops/>
      </style:paragraph-properties>
      <style:text-properties fo:font-style="normal" fo:font-weight="normal" officeooo:rsid="0011f3b8" officeooo:paragraph-rsid="0011f3b8" style:font-style-asian="normal" style:font-weight-asian="normal" style:font-style-complex="normal" style:font-weight-complex="normal"/>
    </style:style>
    <style:style style:name="P5" style:family="paragraph" style:parent-style-name="Code_20_Explanation">
      <style:paragraph-properties fo:text-align="start" style:justify-single-word="false">
        <style:tab-stops/>
      </style:paragraph-properties>
      <style:text-properties fo:font-style="normal" fo:font-weight="normal" officeooo:rsid="00150316" officeooo:paragraph-rsid="00150316" style:font-style-asian="normal" style:font-weight-asian="normal" style:font-style-complex="normal" style:font-weight-complex="normal"/>
    </style:style>
    <style:style style:name="P6" style:family="paragraph" style:parent-style-name="Code_20_Explanation">
      <style:paragraph-properties fo:margin-left="0.15in" fo:margin-right="0in" fo:text-align="start" style:justify-single-word="false" fo:text-indent="0in" style:auto-text-indent="false">
        <style:tab-stops/>
      </style:paragraph-properties>
      <style:text-properties officeooo:rsid="0009d595" officeooo:paragraph-rsid="0009d595"/>
    </style:style>
    <style:style style:name="P7" style:family="paragraph" style:parent-style-name="Code_20_Explanation" style:list-style-name="L1">
      <style:text-properties officeooo:rsid="0009d595" officeooo:paragraph-rsid="0009d595"/>
    </style:style>
    <style:style style:name="P8" style:family="paragraph" style:parent-style-name="Code_20_Explanation" style:list-style-name="L2">
      <style:paragraph-properties fo:text-align="start" style:justify-single-word="false">
        <style:tab-stops/>
      </style:paragraph-properties>
      <style:text-properties officeooo:rsid="0009d595" officeooo:paragraph-rsid="0009d595"/>
    </style:style>
    <style:style style:name="P9" style:family="paragraph" style:parent-style-name="Code_20_Explanation" style:list-style-name="L2">
      <style:paragraph-properties fo:text-align="start" style:justify-single-word="false">
        <style:tab-stops/>
      </style:paragraph-properties>
      <style:text-properties officeooo:rsid="000a1397" officeooo:paragraph-rsid="000a1397"/>
    </style:style>
    <style:style style:name="P10" style:family="paragraph" style:parent-style-name="Code_20_Explanation" style:list-style-name="L2">
      <style:paragraph-properties fo:text-align="start" style:justify-single-word="false">
        <style:tab-stops/>
      </style:paragraph-properties>
      <style:text-properties officeooo:rsid="000c2a04" officeooo:paragraph-rsid="000c2a04"/>
    </style:style>
    <style:style style:name="P11" style:family="paragraph" style:parent-style-name="Code_20_Explanation" style:list-style-name="L2">
      <style:paragraph-properties fo:text-align="start" style:justify-single-word="false">
        <style:tab-stops/>
      </style:paragraph-properties>
      <style:text-properties officeooo:rsid="000c7bd3" officeooo:paragraph-rsid="000c7bd3"/>
    </style:style>
    <style:style style:name="P12" style:family="paragraph" style:parent-style-name="Code_20_Explanation" style:list-style-name="L2">
      <style:paragraph-properties fo:text-align="start" style:justify-single-word="false">
        <style:tab-stops/>
      </style:paragraph-properties>
      <style:text-properties fo:font-style="normal" officeooo:rsid="000c7bd3" officeooo:paragraph-rsid="000c7bd3" style:font-style-asian="normal" style:font-style-complex="normal"/>
    </style:style>
    <style:style style:name="P13" style:family="paragraph" style:parent-style-name="Code_20_Explanation" style:list-style-name="L2">
      <style:paragraph-properties fo:text-align="start" style:justify-single-word="false">
        <style:tab-stops/>
      </style:paragraph-properties>
      <style:text-properties fo:font-style="normal" fo:font-weight="normal" officeooo:rsid="000e4501" officeooo:paragraph-rsid="000e4501" style:font-style-asian="normal" style:font-weight-asian="normal" style:font-style-complex="normal" style:font-weight-complex="normal"/>
    </style:style>
    <style:style style:name="P14" style:family="paragraph" style:parent-style-name="Code_20_Explanation" style:list-style-name="L3">
      <style:paragraph-properties fo:text-align="start" style:justify-single-word="false">
        <style:tab-stops/>
      </style:paragraph-properties>
      <style:text-properties fo:font-style="normal" fo:font-weight="normal" officeooo:rsid="001157d2" officeooo:paragraph-rsid="001157d2" style:font-style-asian="normal" style:font-weight-asian="normal" style:font-style-complex="normal" style:font-weight-complex="normal"/>
    </style:style>
    <style:style style:name="P15" style:family="paragraph" style:parent-style-name="Code_20_Explanation" style:list-style-name="L3">
      <style:paragraph-properties fo:text-align="start" style:justify-single-word="false">
        <style:tab-stops/>
      </style:paragraph-properties>
      <style:text-properties fo:font-style="normal" fo:font-weight="normal" officeooo:rsid="0011f3b8" officeooo:paragraph-rsid="0011f3b8" style:font-style-asian="normal" style:font-weight-asian="normal" style:font-style-complex="normal" style:font-weight-complex="normal"/>
    </style:style>
    <style:style style:name="P16" style:family="paragraph" style:parent-style-name="Code_20_Explanation" style:list-style-name="L1" style:master-page-name="">
      <style:paragraph-properties fo:margin-left="0.4in" fo:margin-right="0in" fo:text-align="start" style:justify-single-word="false" fo:text-indent="-0.25in" style:auto-text-indent="false" style:page-number="auto">
        <style:tab-stops/>
      </style:paragraph-properties>
      <style:text-properties officeooo:rsid="0009d595" officeooo:paragraph-rsid="0009d59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4501" style:font-style-asian="normal" style:font-style-complex="normal"/>
    </style:style>
    <style:style style:name="T4" style:family="text">
      <style:text-properties fo:font-style="normal" fo:font-weight="bold" officeooo:rsid="000e4501" style:font-style-asian="normal" style:font-weight-asian="bold" style:font-style-complex="normal" style:font-weight-complex="bold"/>
    </style:style>
    <style:style style:name="T5" style:family="text">
      <style:text-properties fo:font-style="normal" fo:font-weight="normal" officeooo:rsid="000e4501" style:font-style-asian="normal" style:font-weight-asian="normal" style:font-style-complex="normal" style:font-weight-complex="normal"/>
    </style:style>
    <style:style style:name="T6" style:family="text">
      <style:text-properties officeooo:rsid="001733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in" fo:text-indent="-0.25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4in" fo:text-indent="-0.25in" fo:margin-left="1.4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65in" fo:text-indent="-0.25in" fo:margin-left="1.6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in" fo:text-indent="-0.25in" fo:margin-left="1.9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15in" fo:text-indent="-0.25in" fo:margin-left="2.1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in" fo:text-indent="-0.25in" fo:margin-left="2.4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65in" fo:text-indent="-0.25in" fo:margin-left="2.6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9in" fo:text-indent="-0.25in" fo:margin-left="2.9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de_20_Explanation">Explaining VisionProcessing.py</text:p>
      <text:p text:style-name="Code_20_Explanation"/>
      <text:p text:style-name="Code_20_Example">import numpy as np</text:p>
      <text:p text:style-name="Code_20_Example">import cv2 </text:p>
      <text:p text:style-name="Code_20_Example">from networktables import NetworkTables as nettab</text:p>
      <text:p text:style-name="Code_20_Example">import math</text:p>
      <text:p text:style-name="Code_20_Example">import threading</text:p>
      <text:p text:style-name="Code_20_Example">import FilterTests as ft</text:p>
      <text:p text:style-name="Code_20_Example">import Utils as utils</text:p>
      <text:p text:style-name="Code_20_Example">import os</text:p>
      <text:p text:style-name="Code_20_Example">import copy</text:p>
      <text:p text:style-name="Code_20_Example">import time</text:p>
      <text:p text:style-name="Code_20_Explanation"/>
      <text:p text:style-name="P1">Uses</text:p>
      <text:list xml:id="list1736445988" text:style-name="L1">
        <text:list-item>
          <text:p text:style-name="P7">numpy – General math, but more importantly, arrays. Most of the objects that OpenCV uses are actually just numpy arrays.</text:p>
        </text:list-item>
        <text:list-item>
          <text:p text:style-name="P7">cv2 – OpenCV</text:p>
        </text:list-item>
        <text:list-item>
          <text:p text:style-name="P7">networktables – Sending data to the roboRIO</text:p>
        </text:list-item>
        <text:list-item>
          <text:p text:style-name="P7">math – general math functions</text:p>
        </text:list-item>
        <text:list-item>
          <text:p text:style-name="P7">threading – setup networktables connection on a separate thread</text:p>
        </text:list-item>
        <text:list-item>
          <text:p text:style-name="P7">FilterTests – a script I wrote that contains filter testing functions.</text:p>
        </text:list-item>
        <text:list-item>
          <text:p text:style-name="P7">Utils – script I wrote containing several utility methods (getConfig, getAngle)</text:p>
        </text:list-item>
        <text:list-item>
          <text:p text:style-name="P7">os – execute shell scripts (cameraconfig.sh)</text:p>
        </text:list-item>
        <text:list-item>
          <text:p text:style-name="P7">copy – used to make a copy of the raw camera frame before it is edited</text:p>
        </text:list-item>
        <text:list-item>
          <text:p text:style-name="P16">time – used to get current time for recording frame rate (one divided by time it takes to do one frame</text:p>
        </text:list-item>
      </text:list>
      <text:p text:style-name="P6"/>
      <text:p text:style-name="P6">The general loop goes like this:</text:p>
      <text:list xml:id="list3292960592" text:style-name="L2">
        <text:list-item>
          <text:p text:style-name="P8">Save current frame and a copy of itself</text:p>
        </text:list-item>
        <text:list-item>
          <text:p text:style-name="P9">Processing</text:p>
          <text:list>
            <text:list-item>
              <text:p text:style-name="P9">General Processing</text:p>
              <text:list>
                <text:list-item>
                  <text:p text:style-name="P9">Thresholding</text:p>
                  <text:list>
                    <text:list-item>
                      <text:p text:style-name="P9">Define a lower and upper threshold (you can easily find these values using my script Thresholder.py, which takes one argument, the camera source [e.g. python3 Thresholder.py 0 uses camera #0]).</text:p>
                    </text:list-item>
                    <text:list-item>
                      <text:p text:style-name="P9">Use cv2.inRange() to make a mask of only the pixels falling within that range</text:p>
                    </text:list-item>
                  </text:list>
                </text:list-item>
                <text:list-item>
                  <text:p text:style-name="P9">Dilate</text:p>
                  <text:list>
                    <text:list-item>
                      <text:p text:style-name="P9">Create a kernel (brush size) by which to dilate each white pixel in the mask. This increases (or “dilates!”) the size of white pixels, filling in unwanted black gaps.</text:p>
                    </text:list-item>
                  </text:list>
                </text:list-item>
                <text:list-item>
                  <text:p text:style-name="P9">Erode</text:p>
                  <text:list>
                    <text:list-item>
                      <text:p text:style-name="P9">Use the same kernel to erode each white pixel in the mask. If done after dilating, because the black gaps should be entirely filled, it will somewhat undo the unwanted effects of dilating. Because I only dilate once, I do not erode in VisionProcessing.py</text:p>
                    </text:list-item>
                  </text:list>
                </text:list-item>
              </text:list>
            </text:list-item>
            <text:list-item>
              <text:p text:style-name="P9">Filtering</text:p>
              <text:list>
                <text:list-item>
                  <text:p text:style-name="P9"><text:soft-page-break/>Get a list of all contours</text:p>
                  <text:list>
                    <text:list-item>
                      <text:p text:style-name="P9">Contours are outlines around groupings of white pixels.</text:p>
                    </text:list-item>
                  </text:list>
                </text:list-item>
                <text:list-item>
                  <text:p text:style-name="P9">Create an empty array for filtered contours</text:p>
                </text:list-item>
                <text:list-item>
                  <text:p text:style-name="P9">For each contour, if it passes all tests, then add it to filteredContours.</text:p>
                  <text:list>
                    <text:list-item>
                      <text:p text:style-name="P10">I do “not CONFIG[‘test name’]” first so that I can disable the tests in the config, and if it is false, it will not even perform the test (making the script run faster).</text:p>
                    </text:list-item>
                  </text:list>
                </text:list-item>
              </text:list>
            </text:list-item>
            <text:list-item>
              <text:p text:style-name="P10">Determining Targets</text:p>
              <text:list>
                <text:list-item>
                  <text:p text:style-name="P10">Two possibilities: There are at least two targets, or there are not. If there are not, it does not see the target.</text:p>
                </text:list-item>
                <text:list-item>
                  <text:p text:style-name="P10">If it does see at least two targets, go through every combination (not permutation! Then you’d be double counting) of targets and see if they somewhat look like two rectangles angled at 14.5 degrees toward each other and 8 inches apart. Let’s break that apart.</text:p>
                  <text:list>
                    <text:list-item>
                      <text:p text:style-name="P10">Go through every combination – the nested for loops</text:p>
                    </text:list-item>
                    <text:list-item>
                      <text:p text:style-name="P10">Get a “minAreaRect” around the two contours. A minAreaRect is a rectangle rotated so that it takes up, well, the minimum area. For rectangular contours, this reduces the contour to four points and retains the shape.</text:p>
                    </text:list-item>
                    <text:list-item>
                      <text:p text:style-name="P11">Correctly order the points such that they are [topLeft, topRight, bottomRight, bottomLeft]</text:p>
                      <text:list>
                        <text:list-item>
                          <text:p text:style-name="P11">Determine which one is the left target</text:p>
                        </text:list-item>
                        <text:list-item>
                          <text:p text:style-name="P11">Because these rectangles are rotated, each point can be determined by its x or y value.</text:p>
                          <text:list>
                            <text:list-item>
                              <text:p text:style-name="P11">Minimum x is the bottom left corner</text:p>
                            </text:list-item>
                            <text:list-item>
                              <text:p text:style-name="P11">Maximum x is the top right corner</text:p>
                            </text:list-item>
                            <text:list-item>
                              <text:p text:style-name="P11">Minimum y (closest to the top of the frame) is the top left corner</text:p>
                            </text:list-item>
                            <text:list-item>
                              <text:p text:style-name="P11">Maximum y (closest to the bottom of the frame) is the bottom right corner</text:p>
                            </text:list-item>
                          </text:list>
                        </text:list-item>
                        <text:list-item>
                          <text:p text:style-name="P11">Think about it, maybe draw a picture. It makes sense.</text:p>
                        </text:list-item>
                      </text:list>
                    </text:list-item>
                    <text:list-item>
                      <text:p text:style-name="P11">Now, we determine if it matches our description earlier.</text:p>
                      <text:list>
                        <text:list-item>
                          <text:p text:style-name="P11">Grab the four most extreme points (absolute minimums and maximums in the x and y direction).</text:p>
                        </text:list-item>
                        <text:list-item>
                          <text:p text:style-name="P11">These four points (four corners of each of our two rectangles) make up our “source points”. These four points will be mapped to four pixels that we can calibrate for later, which will be our “destination points”.</text:p>
                        </text:list-item>
                        <text:list-item>
                          <text:p text:style-name="P11">The transformations required to map our source points to our destination points can be explained by a matrix, because matrices in linear algebra represent planar transformations. This matrix is called the “homography”.</text:p>
                        </text:list-item>
                        <text:list-item>
                          <text:p text:style-name="P11">Use the homography to map, or “warp”, the other four points to this perspective. </text:p>
                        </text:list-item>
                        <text:list-item>
                          <text:p text:style-name="P11"><text:soft-page-break/>Use the “<text:span text:style-name="T6">homographyTest</text:span>” to determine if it matches our description.</text:p>
                          <text:list>
                            <text:list-item>
                              <text:p text:style-name="P11">This test sees if the four points are within a certain radius drawn around where the four points <text:span text:style-name="T1">should</text:span><text:span text:style-name="T2"> be if it is actually a target. This radius can be tuned in the config file.</text:span></text:p>
                            </text:list-item>
                          </text:list>
                        </text:list-item>
                        <text:list-item>
                          <text:p text:style-name="P12">If it matches the description, congratulations! We’ve identified a target!</text:p>
                        </text:list-item>
                      </text:list>
                    </text:list-item>
                  </text:list>
                </text:list-item>
                <text:list-item>
                  <text:p text:style-name="P12">There might be multiple targets identified (not because it falsely identifies a target, if this happens, then retune everything… this shouldn’t happen), that means our robot can see multiple targets. In order to select just one target, I get the one whose center x value is closest to the center of the camera.</text:p>
                </text:list-item>
              </text:list>
            </text:list-item>
          </text:list>
        </text:list-item>
        <text:list-item>
          <text:p text:style-name="P12">Send data to the roboRIO</text:p>
        </text:list-item>
        <text:list-item>
          <text:p text:style-name="P12">Extra keys</text:p>
          <text:list>
            <text:list-item>
              <text:p text:style-name="P12">‘q’ quits the program</text:p>
            </text:list-item>
            <text:list-item>
              <text:p text:style-name="P11"><text:span text:style-name="T2">‘c’ calibrates the camera. </text:span><text:span text:style-name="T3">Only use this if you can only see TWO CONTOURS. Not two targets, but two </text:span><text:span text:style-name="T4">contours</text:span><text:span text:style-name="T5">. This will print out those eight values we used earlier, but if it sees more than two contours, it might use the wrong contours, because it isn’t calibrated to identify the target. That’s why we are calibrating. If it does identify a target, then it will also find the angle offset needed. Copy these values into the configuration file.</text:span></text:p>
            </text:list-item>
          </text:list>
        </text:list-item>
        <text:list-item>
          <text:p text:style-name="P13">Closing the program</text:p>
          <text:list>
            <text:list-item>
              <text:p text:style-name="P13">the last two lines stop using the camera and close all of the windows we created.</text:p>
            </text:list-item>
          </text:list>
        </text:list-item>
      </text:list>
      <text:p text:style-name="P2"/>
      <text:p text:style-name="P3">Files Used</text:p>
      <text:list xml:id="list2186772598" text:style-name="L3">
        <text:list-item>
          <text:p text:style-name="P14">Scripts</text:p>
          <text:list>
            <text:list-item>
              <text:p text:style-name="P14">Python</text:p>
              <text:list>
                <text:list-item>
                  <text:p text:style-name="P14">VisionProcessing.py – Takes in feed from the camera, outputs the detected vision target closest to the center of the screen.</text:p>
                </text:list-item>
                <text:list-item>
                  <text:p text:style-name="P14">Thresholder.py – Used to find thresholding ranges for VisionProcessing.py</text:p>
                  <text:list>
                    <text:list-item>
                      <text:p text:style-name="P14">If part of the image is out of the frame, then it is:</text:p>
                      <text:list>
                        <text:list-item>
                          <text:p text:style-name="P14">Blue if its due to hue</text:p>
                        </text:list-item>
                        <text:list-item>
                          <text:p text:style-name="P14">Green if its due to saturation</text:p>
                        </text:list-item>
                        <text:list-item>
                          <text:p text:style-name="P14">Red if its due to value</text:p>
                        </text:list-item>
                        <text:list-item>
                          <text:p text:style-name="P14">And any combination of those (MYC it its two, black if its three)</text:p>
                        </text:list-item>
                      </text:list>
                    </text:list-item>
                    <text:list-item>
                      <text:p text:style-name="P14">Press ‘space’ to pause, press ‘p’ to print out the values.</text:p>
                    </text:list-item>
                  </text:list>
                </text:list-item>
                <text:list-item>
                  <text:p text:style-name="P15">FilterTests.py – contains many filter tests</text:p>
                </text:list-item>
                <text:list-item>
                  <text:p text:style-name="P15">Utils.py – contains utility functions</text:p>
                </text:list-item>
              </text:list>
            </text:list-item>
            <text:list-item>
              <text:p text:style-name="P15">Shell</text:p>
              <text:list>
                <text:list-item>
                  <text:p text:style-name="P15">cameraconfig.sh – configures the camera to remove auto-exposure and set the absolute exposure.</text:p>
                </text:list-item>
                <text:list-item>
                  <text:p text:style-name="P15">sendtopi.sh – sends all contents of the visionprocessing folder to the RaspberryPi</text:p>
                </text:list-item>
              </text:list>
            </text:list-item>
            <text:list-item>
              <text:p text:style-name="P15"><text:soft-page-break/>Config files</text:p>
              <text:list>
                <text:list-item>
                  <text:p text:style-name="P15">vision_processing.cfg – contains settings for VisionProcessing.py</text:p>
                </text:list-item>
                <text:list-item>
                  <text:p text:style-name="P15">thresholder.cfg – contains settings for Thresholder.py</text:p>
                </text:list-item>
              </text:list>
            </text:list-item>
            <text:list-item>
              <text:p text:style-name="P15">Other</text:p>
              <text:list>
                <text:list-item>
                  <text:p text:style-name="P15">footage.avi – recorded footage from the camera so that you can test without access to the bot.</text:p>
                </text:list-item>
                <text:list-item>
                  <text:p text:style-name="P15">Documentation.odt – this document</text:p>
                </text:list-item>
              </text:list>
            </text:list-item>
          </text:list>
        </text:list-item>
      </text:list>
      <text:p text:style-name="P4"/>
      <text:p text:style-name="P5">If you have any other questions, or don’t know why I did what I did, here is my contact information:</text:p>
      <text:p text:style-name="P5"/>
      <text:p text:style-name="P5">Ben Esposito</text:p>
      <text:p text:style-name="P5"><text:a xlink:type="simple" xlink:href="mailto:benpesposito@gmail.com" text:style-name="Internet_20_link" text:visited-style-name="Visited_20_Internet_20_Link">benpesposito@gmail.com</text:a></text:p>
      <text:p text:style-name="P5">(856) 981 - 165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de_20_Explanation" style:display-name="Code Explanation" style:family="paragraph" style:parent-style-name="Standard">
      <style:text-properties style:font-name="Liberation Sans1" fo:font-family="'Liberation Sans'" style:font-style-name="Regular" style:font-family-generic="swiss" style:font-pitch="variable" fo:font-size="13pt" officeooo:rsid="00082d92" style:font-size-asian="10.5pt" style:font-size-complex="12pt"/>
    </style:style>
    <style:style style:name="Code_20_Example" style:display-name="Code Example" style:family="paragraph" style:parent-style-name="Code_20_Explanation">
      <style:text-properties style:font-name="Liberation Mono" fo:font-family="'Liberation Mono'" style:font-style-name="Regular" style:font-family-generic="modern" style:font-pitch="fixed"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1:16:13.037718037</meta:creation-date>
    <dc:date>2019-03-13T10:26:29.839863216</dc:date>
    <meta:editing-duration>PT17H26M29S</meta:editing-duration>
    <meta:editing-cycles>5</meta:editing-cycles>
    <meta:generator>LibreOffice/6.1.1.2$Linux_X86_64 LibreOffice_project/10$Build-2</meta:generator>
    <meta:document-statistic meta:table-count="0" meta:image-count="0" meta:object-count="0" meta:page-count="4" meta:paragraph-count="93" meta:word-count="1115" meta:character-count="6369" meta:non-whitespace-character-count="5398"/>
  </office:meta>
</office:document-meta>
</file>